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56c" officeooo:paragraph-rsid="000be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8T12:04:41.768087371</meta:creation-date>
    <dc:date>2021-07-28T12:05:20.631897165</dc:date>
    <meta:editing-duration>PT42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1.4.2$Linux_X86_64 LibreOffice_project/10$Build-2</meta:generator>
  </office:meta>
</office:document-meta>
</file>